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5142" officeooo:paragraph-rsid="000b5142"/>
    </style:style>
    <style:style style:name="P2" style:family="paragraph" style:parent-style-name="Standard">
      <style:text-properties style:text-underline-style="none" officeooo:rsid="000b5142" officeooo:paragraph-rsid="000b5142"/>
    </style:style>
    <style:style style:name="P3" style:family="paragraph" style:parent-style-name="Standard">
      <style:text-properties fo:font-size="14pt" officeooo:rsid="000b5142" officeooo:paragraph-rsid="000b5142" style:font-size-asian="14pt" style:font-size-complex="14pt"/>
    </style:style>
    <style:style style:name="P4" style:family="paragraph" style:parent-style-name="Standard">
      <style:text-properties fo:font-size="13pt" style:text-underline-style="solid" style:text-underline-width="auto" style:text-underline-color="font-color" officeooo:rsid="000b5142" officeooo:paragraph-rsid="000b5142" style:font-size-asian="11.3500003814697pt" style:font-size-complex="13pt"/>
    </style:style>
    <style:style style:name="P5" style:family="paragraph" style:parent-style-name="Standard">
      <style:text-properties fo:font-size="12pt" style:text-underline-style="none" officeooo:rsid="000b5142" officeooo:paragraph-rsid="000b5142" style:font-size-asian="10.5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3pt" style:text-underline-style="solid" style:text-underline-width="auto" style:text-underline-color="font-color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DG UNAM</text:p>
      <text:p text:style-name="P1"/>
      <text:p text:style-name="P1"><text:span text:style-name="T2">En Aragon</text:span></text:p>
      <text:p text:style-name="P1"/>
      <text:p text:style-name="P2">Para este semestre tenemos planeado realizar tanto conferencias como talleres de tipo tecnico e inclusion emprededora.</text:p>
      <text:p text:style-name="P2"><text:tab/></text:p>
      <text:p text:style-name="P2"><text:s/><text:tab/><text:span text:style-name="T1">Talleres:</text:span></text:p>
      <text:p text:style-name="P2"/>
      <text:p text:style-name="P2">- Introduccion a <text:s/>Frontend</text:p>
      <text:p text:style-name="P2">- Python Intermedio</text:p>
      <text:p text:style-name="P2">- GIT</text:p>
      <text:p text:style-name="P2"/>
      <text:p text:style-name="P2"><text:tab/><text:span text:style-name="T1">Conferencias:</text:span></text:p>
      <text:p text:style-name="P2"/>
      <text:p text:style-name="P2">- FliSol</text:p>
      <text:p text:style-name="P2"/>
      <text:p text:style-name="P2">Pendientes:</text:p>
      <text:p text:style-name="P2"/>
      <text:p text:style-name="P2">- Mandar a hacer las playeras para antes del <text:s/>28 de abril.</text:p>
      <text:p text:style-name="P1"/>
      <text:p text:style-name="P1"/>
      <text:p text:style-name="P4">En General</text:p>
      <text:p text:style-name="P4"/>
      <text:p text:style-name="P5">Para este semestre se tiene planeado realizar el Dev Fest</text:p>
      <text:p text:style-name="P5"/>
      <text:p text:style-name="P5">El equipo de Aragon tenemos planeado realizar un meet up en Centraal</text:p>
      <text:p text:style-name="P5"><text:tab/>- Analizar la tematica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0:58:05.341902064</meta:creation-date>
    <dc:date>2016-02-29T11:07:38.089655060</dc:date>
    <meta:editing-duration>P0D</meta:editing-duration>
    <meta:editing-cycles>1</meta:editing-cycles>
    <meta:document-statistic meta:table-count="0" meta:image-count="0" meta:object-count="0" meta:page-count="1" meta:paragraph-count="16" meta:word-count="74" meta:character-count="447" meta:non-whitespace-character-count="380"/>
    <meta:generator>LibreOffice/4.2.8.2$Linux_X86_64 LibreOffice_project/420m0$Build-2</meta:generator>
  </office:meta>
</office:document-meta>
</file>